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9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ffffff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0.51pt solid #000000" fo:border-top="0.06pt solid #fffff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2pt" style:language-asian="hi" style:country-asian="IN" style:font-style-asian="normal" style:font-weight-asian="bold" style:font-name-complex="Noto Sans Arabic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2pt" style:language-asian="hi" style:country-asian="IN" style:font-style-asian="normal" style:font-weight-asian="bold" style:font-name-complex="Noto Sans Arabic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c0c0c0" style:text-align-source="fix" style:repeat-content="false" fo:wrap-option="wrap" fo:border-left="0.06pt solid #000000" fo:border-right="0.51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2pt" style:language-asian="hi" style:country-asian="IN" style:font-style-asian="normal" style:font-weight-asian="bold" style:font-name-complex="Noto Sans Arabic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51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2pt" style:language-asian="hi" style:country-asian="IN" style:font-style-asian="normal" style:font-weight-asian="bold" style:font-name-complex="Noto Sans Arabic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bfbfbf" style:text-align-source="fix" style:repeat-content="false" fo:wrap-option="wrap" fo:border-left="0.06pt solid #000000" fo:border-right="0.51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2pt" style:language-asian="hi" style:country-asian="IN" style:font-style-asian="normal" style:font-weight-asian="bold" style:font-name-complex="Noto Sans Arabic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2pt" style:language-asian="hi" style:country-asian="IN" style:font-style-asian="normal" style:font-weight-asian="bold" style:font-name-complex="Noto Sans Arabic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2pt" style:language-asian="hi" style:country-asian="IN" style:font-style-asian="normal" style:font-weight-asian="bold" style:font-name-complex="Noto Sans Arabic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a6a6a6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2pt" style:language-asian="hi" style:country-asian="IN" style:font-style-asian="normal" style:font-weight-asian="bold" style:font-name-complex="Noto Sans Arabic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 style:data-style-name="N117">
      <style:table-cell-properties fo:border-bottom="none" fo:background-color="#c0c0c0" style:text-align-source="fix" style:repeat-content="false" fo:wrap-option="wrap" fo:border-left="0.51pt solid #000000" fo:border-right="0.51pt solid #a6a6a6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hi" style:country-asian="IN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17">
      <style:table-cell-properties fo:border-bottom="none" style:text-align-source="fix" style:repeat-content="false" fo:wrap-option="wrap" fo:border-left="0.51pt solid #000000" fo:border-right="0.51pt solid #a6a6a6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hi" style:country-asian="IN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17">
      <style:table-cell-properties fo:border-bottom="none" fo:background-color="#ffffff" style:text-align-source="fix" style:repeat-content="false" fo:wrap-option="wrap" fo:border-left="0.51pt solid #000000" fo:border-right="0.51pt solid #a6a6a6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hi" style:country-asian="IN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7">
      <style:table-cell-properties fo:border-bottom="none" fo:background-color="#bfbfbf" style:text-align-source="fix" style:repeat-content="false" fo:wrap-option="wrap" fo:border-left="0.51pt solid #000000" fo:border-right="0.51pt solid #a6a6a6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hi" style:country-asian="IN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17">
      <style:table-cell-properties fo:border-bottom="0.06pt solid #000000" fo:background-color="#ffffff" style:text-align-source="fix" style:repeat-content="false" fo:border-left="0.51pt solid #000000" fo:border-right="0.51pt solid #a6a6a6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hi" style:country-asian="IN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0.51pt solid #a6a6a6" fo:border-right="0.51pt solid #a6a6a6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2pt" style:language-asian="hi" style:country-asian="IN" style:font-style-asian="normal" style:font-weight-asian="bold" style:font-name-complex="Noto Sans Arabic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c0c0c0" style:text-align-source="fix" style:repeat-content="false" fo:wrap-option="wrap" fo:border-left="0.51pt solid #a6a6a6" fo:border-right="0.51pt solid #a6a6a6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hi" style:country-asian="IN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17">
      <style:table-cell-properties fo:border-bottom="none" style:text-align-source="fix" style:repeat-content="false" fo:wrap-option="wrap" fo:border-left="0.51pt solid #a6a6a6" fo:border-right="0.51pt solid #a6a6a6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hi" style:country-asian="IN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0" style:text-align-source="fix" style:repeat-content="false" fo:wrap-option="wrap" fo:border-left="0.51pt solid #a6a6a6" fo:border-right="0.51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2pt" style:language-asian="hi" style:country-asian="IN" style:font-style-asian="normal" style:font-weight-asian="bold" style:font-name-complex="Noto Sans Arabic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 style:data-style-name="N117">
      <style:table-cell-properties fo:border-bottom="none" fo:background-color="#c0c0c0" style:text-align-source="fix" style:repeat-content="false" fo:wrap-option="wrap" fo:border-left="0.51pt solid #a6a6a6" fo:border-right="0.51pt solid #a6a6a6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hi" style:country-asian="IN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17">
      <style:table-cell-properties fo:border-bottom="none" fo:background-color="#ffffff" style:text-align-source="fix" style:repeat-content="false" fo:wrap-option="wrap" fo:border-left="0.51pt solid #a6a6a6" fo:border-right="0.51pt solid #a6a6a6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hi" style:country-asian="IN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17">
      <style:table-cell-properties fo:border-bottom="0.06pt solid #000000" fo:background-color="#ffffff" style:text-align-source="fix" style:repeat-content="false" fo:border-left="0.51pt solid #a6a6a6" fo:border-right="0.51pt solid #a6a6a6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hi" style:country-asian="IN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0.51pt solid #a6a6a6" fo:border-right="0.51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2pt" style:language-asian="hi" style:country-asian="IN" style:font-style-asian="normal" style:font-weight-asian="bold" style:font-name-complex="Noto Sans Arabic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ackground-color="#c0c0c0" style:text-align-source="fix" style:repeat-content="false" fo:wrap-option="wrap" fo:border-left="0.51pt solid #a6a6a6" fo:border-right="0.51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hi" style:country-asian="IN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17">
      <style:table-cell-properties fo:border-bottom="none" style:text-align-source="fix" style:repeat-content="false" fo:wrap-option="wrap" fo:border-left="0.51pt solid #a6a6a6" fo:border-right="0.51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hi" style:country-asian="IN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99pt solid #000000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2pt" style:language-asian="hi" style:country-asian="IN" style:font-style-asian="normal" style:font-weight-asian="bold" style:font-name-complex="Noto Sans Arabic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0.99pt solid #000000" style:text-align-source="fix" style:repeat-content="false" fo:wrap-option="wrap" fo:border-left="0.51pt solid #a6a6a6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2pt" style:language-asian="hi" style:country-asian="IN" style:font-style-asian="normal" style:font-weight-asian="bold" style:font-name-complex="Noto Sans Arabic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c0c0c0" style:text-align-source="fix" style:repeat-content="false" fo:wrap-option="wrap" fo:border-left="0.51pt solid #a6a6a6" fo:border-right="0.06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hi" style:country-asian="IN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17">
      <style:table-cell-properties fo:border-bottom="none" style:text-align-source="fix" style:repeat-content="false" fo:wrap-option="wrap" fo:border-left="0.51pt solid #a6a6a6" fo:border-right="0.06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hi" style:country-asian="IN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fo:font-size="11pt" style:letter-kerning="true" fo:language="es" fo:country="ES" style:language-asian="hi" style:country-asian="IN" style:font-name-asian="Cambria" style:font-size-asian="12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.195cm" svg:height="11.359cm" svg:x="2.293cm" svg:y="12.516cm">
            <draw:object draw:notify-on-update-of-ranges="Sheet1.L6:Sheet1.L22 Sheet1.B6:Sheet1.B22 Sheet1.N6:Sheet1.N22 Sheet1.B6:Sheet1.B22 Sheet1.D6:Sheet1.D22 Sheet1.B6:Sheet1.B22 Sheet1.F6:Sheet1.F22 Sheet1.B6:Sheet1.B22 Sheet1.H6:Sheet1.H22 Sheet1.B6:Sheet1.B22 Sheet1.J6:Sheet1.J22 Sheet1.B6:Sheet1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1" table:default-cell-style-name="ce45"/>
        <table:table-column table:style-name="co1" table:default-cell-style-name="ce54"/>
        <table:table-column table:style-name="co1" table:default-cell-style-name="ce56"/>
        <table:table-column table:style-name="co1" table:default-cell-style-name="ce61"/>
        <table:table-column table:style-name="co1" table:default-cell-style-name="ce45"/>
        <table:table-column table:style-name="co1" table:default-cell-style-name="ce54"/>
        <table:table-column table:style-name="co1" table:default-cell-style-name="ce56"/>
        <table:table-column table:style-name="co1" table:default-cell-style-name="ce61"/>
        <table:table-column table:style-name="co1" table:default-cell-style-name="ce45"/>
        <table:table-column table:style-name="co1" table:default-cell-style-name="ce54"/>
        <table:table-column table:style-name="co1" table:default-cell-style-name="ce56"/>
        <table:table-column table:style-name="co1" table:default-cell-style-name="ce66"/>
        <table:table-row table:style-name="ro1">
          <table:table-cell/>
          <table:table-cell table:style-name="Default" table:number-columns-repeated="13"/>
        </table:table-row>
        <table:table-row table:style-name="ro2">
          <table:table-cell/>
          <table:table-cell table:style-name="ce1"/>
          <table:table-cell table:style-name="ce8" office:value-type="string" calcext:value-type="string" table:number-columns-spanned="4" table:number-rows-spanned="1">
            <text:p>atcgrid1, atcgrid2 o atcgrid3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atcgrid4</text:p>
          </table:table-cell>
          <table:covered-table-cell table:number-columns-repeated="3" table:style-name="ce15"/>
          <table:table-cell table:style-name="ce28" office:value-type="string" calcext:value-type="string" table:number-columns-spanned="4" table:number-rows-spanned="1">
            <text:p>PC</text:p>
          </table:table-cell>
          <table:covered-table-cell table:number-columns-repeated="2" table:style-name="ce15"/>
          <table:covered-table-cell table:style-name="ce30"/>
        </table:table-row>
        <table:table-row table:style-name="ro2">
          <table:table-cell/>
          <table:table-cell table:style-name="ce2"/>
          <table:table-cell table:style-name="ce44" office:value-type="string" calcext:value-type="string" table:number-columns-spanned="2" table:number-rows-spanned="1">
            <text:p>Tamaño= 7500</text:p>
          </table:table-cell>
          <table:covered-table-cell table:style-name="ce16"/>
          <table:table-cell table:style-name="ce55" office:value-type="string" calcext:value-type="string" table:number-columns-spanned="2" table:number-rows-spanned="1">
            <text:p><text:span text:style-name="T1">Tamaño= 15000</text:span></text:p>
          </table:table-cell>
          <table:covered-table-cell table:style-name="ce16"/>
          <table:table-cell table:style-name="ce44" office:value-type="string" calcext:value-type="string" table:number-columns-spanned="2" table:number-rows-spanned="1">
            <text:p>Tamaño= 7500</text:p>
          </table:table-cell>
          <table:covered-table-cell table:style-name="ce16"/>
          <table:table-cell table:style-name="ce55" office:value-type="string" calcext:value-type="string" table:number-columns-spanned="2" table:number-rows-spanned="1">
            <text:p><text:span text:style-name="T1">Tamaño= 15000</text:span></text:p>
          </table:table-cell>
          <table:covered-table-cell table:style-name="ce16"/>
          <table:table-cell table:style-name="ce44" office:value-type="string" calcext:value-type="string" table:number-columns-spanned="2" table:number-rows-spanned="1">
            <text:p>Tamaño= 7500</text:p>
          </table:table-cell>
          <table:covered-table-cell table:style-name="ce16"/>
          <table:table-cell table:style-name="ce55" office:value-type="string" calcext:value-type="string" table:number-columns-spanned="2" table:number-rows-spanned="1">
            <text:p><text:span text:style-name="T1">Tamaño= 15000</text:span></text:p>
          </table:table-cell>
          <table:covered-table-cell table:style-name="ce16"/>
        </table:table-row>
        <table:table-row table:style-name="ro2">
          <table:table-cell/>
          <table:table-cell table:style-name="ce3" office:value-type="string" calcext:value-type="string">
            <text:p>Nº de núcleos (p)</text:p>
          </table:table-cell>
          <table:table-cell table:style-name="ce44" office:value-type="string" calcext:value-type="string">
            <text:p>T(p)</text:p>
          </table:table-cell>
          <table:table-cell table:style-name="ce17" office:value-type="string" calcext:value-type="string">
            <text:p>S(p)</text:p>
          </table:table-cell>
          <table:table-cell table:style-name="ce17" office:value-type="string" calcext:value-type="string">
            <text:p>T(p)</text:p>
          </table:table-cell>
          <table:table-cell table:style-name="ce23" office:value-type="string" calcext:value-type="string">
            <text:p>S(p)</text:p>
          </table:table-cell>
          <table:table-cell table:style-name="ce44" office:value-type="string" calcext:value-type="string">
            <text:p>T(p)</text:p>
          </table:table-cell>
          <table:table-cell table:style-name="ce17" office:value-type="string" calcext:value-type="string">
            <text:p>S(p)</text:p>
          </table:table-cell>
          <table:table-cell table:style-name="ce17" office:value-type="string" calcext:value-type="string">
            <text:p>T(p)</text:p>
          </table:table-cell>
          <table:table-cell table:style-name="ce23" office:value-type="string" calcext:value-type="string">
            <text:p>S(p)</text:p>
          </table:table-cell>
          <table:table-cell table:style-name="ce44" office:value-type="string" calcext:value-type="string">
            <text:p>T(p)</text:p>
          </table:table-cell>
          <table:table-cell table:style-name="ce17" office:value-type="string" calcext:value-type="string">
            <text:p>S(p)</text:p>
          </table:table-cell>
          <table:table-cell table:style-name="ce17" office:value-type="string" calcext:value-type="string">
            <text:p>T(p)</text:p>
          </table:table-cell>
          <table:table-cell table:style-name="ce32" office:value-type="string" calcext:value-type="string">
            <text:p>S(p)</text:p>
          </table:table-cell>
        </table:table-row>
        <table:table-row table:style-name="ro3">
          <table:table-cell/>
          <table:table-cell table:style-name="ce4" office:value-type="string" calcext:value-type="string">
            <text:p>Código </text:p>
            <text:p>Secuencial</text:p>
          </table:table-cell>
          <table:table-cell office:value-type="float" office:value="0.833558847" calcext:value-type="float">
            <text:p>0,8336</text:p>
          </table:table-cell>
          <table:table-cell table:style-name="ce18" office:value-type="string" calcext:value-type="string">
            <text:p>----</text:p>
          </table:table-cell>
          <table:table-cell office:value-type="float" office:value="4.103812111" calcext:value-type="float">
            <text:p>4,1038</text:p>
          </table:table-cell>
          <table:table-cell table:style-name="ce24" office:value-type="string" calcext:value-type="string">
            <text:p>----</text:p>
          </table:table-cell>
          <table:table-cell office:value-type="float" office:value="0.526907123" calcext:value-type="float">
            <text:p>0,5269</text:p>
          </table:table-cell>
          <table:table-cell table:style-name="ce18" office:value-type="string" calcext:value-type="string">
            <text:p>----</text:p>
          </table:table-cell>
          <table:table-cell office:value-type="float" office:value="2.723854821" calcext:value-type="float">
            <text:p>2,7239</text:p>
          </table:table-cell>
          <table:table-cell table:style-name="ce24" office:value-type="string" calcext:value-type="string">
            <text:p>----</text:p>
          </table:table-cell>
          <table:table-cell office:value-type="float" office:value="0.286145716" calcext:value-type="float">
            <text:p>0,2861</text:p>
          </table:table-cell>
          <table:table-cell table:style-name="ce18" office:value-type="string" calcext:value-type="string">
            <text:p>----</text:p>
          </table:table-cell>
          <table:table-cell office:value-type="float" office:value="1.854110283" calcext:value-type="float">
            <text:p>1,8541</text:p>
          </table:table-cell>
          <table:table-cell table:style-name="ce33" office:value-type="string" calcext:value-type="string">
            <text:p>----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46" office:value-type="float" office:value="0.848910909" calcext:value-type="float">
            <text:p>0,8489</text:p>
          </table:table-cell>
          <table:table-cell table:formula="of:=[.$C$5] /[.C6]" office:value-type="float" office:value="0.981915579317876" calcext:value-type="float">
            <text:p>0,9819</text:p>
          </table:table-cell>
          <table:table-cell table:style-name="ce54" office:value-type="float" office:value="4.132495181" calcext:value-type="float">
            <text:p>4,1325</text:p>
          </table:table-cell>
          <table:table-cell table:formula="of:=[.$E$5] /[.E6]" office:value-type="float" office:value="0.993059140121475" calcext:value-type="float">
            <text:p>0,9931</text:p>
          </table:table-cell>
          <table:table-cell table:style-name="ce46" office:value-type="float" office:value="0.378975713" calcext:value-type="float">
            <text:p>0,3790</text:p>
          </table:table-cell>
          <table:table-cell table:formula="of:=[.$G$5] /[.G6]" office:value-type="float" office:value="1.39034535703875" calcext:value-type="float">
            <text:p>1,3903</text:p>
          </table:table-cell>
          <table:table-cell table:style-name="ce54" office:value-type="float" office:value="2.736341605" calcext:value-type="float">
            <text:p>2,7363</text:p>
          </table:table-cell>
          <table:table-cell table:formula="of:=[.$I$5] / [.I6]" office:value-type="float" office:value="0.995436686714413" calcext:value-type="float">
            <text:p>0,9954</text:p>
          </table:table-cell>
          <table:table-cell table:style-name="ce46" office:value-type="float" office:value="0.26440111" calcext:value-type="float">
            <text:p>0,2644</text:p>
          </table:table-cell>
          <table:table-cell table:formula="of:=[.$K$5] / [.K6]" office:value-type="float" office:value="1.08224097848908" calcext:value-type="float">
            <text:p>1,0822</text:p>
          </table:table-cell>
          <table:table-cell table:style-name="ce54" office:value-type="float" office:value="1.829670434" calcext:value-type="float">
            <text:p>1,8297</text:p>
          </table:table-cell>
          <table:table-cell table:formula="of:=[.$M$5] / [.M6]" office:value-type="float" office:value="1.01335751430741" calcext:value-type="float">
            <text:p>1,0134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0.447431652" calcext:value-type="float">
            <text:p>0,4474</text:p>
          </table:table-cell>
          <table:table-cell table:formula="of:=[.$C$5] /[.C7]" office:value-type="float" office:value="1.86298587342676" calcext:value-type="float">
            <text:p>1,8630</text:p>
          </table:table-cell>
          <table:table-cell office:value-type="float" office:value="2.234594664" calcext:value-type="float">
            <text:p>2,2346</text:p>
          </table:table-cell>
          <table:table-cell table:formula="of:=[.$E$5] /[.E7]" office:value-type="float" office:value="1.83649060704998" calcext:value-type="float">
            <text:p>1,8365</text:p>
          </table:table-cell>
          <table:table-cell office:value-type="float" office:value="0.257181603" calcext:value-type="float">
            <text:p>0,2572</text:p>
          </table:table-cell>
          <table:table-cell table:formula="of:=[.$G$5] /[.G7]" office:value-type="float" office:value="2.04877455017651" calcext:value-type="float">
            <text:p>2,0488</text:p>
          </table:table-cell>
          <table:table-cell office:value-type="float" office:value="1.174337127" calcext:value-type="float">
            <text:p>1,1743</text:p>
          </table:table-cell>
          <table:table-cell table:formula="of:=[.$I$5] / [.I7]" office:value-type="float" office:value="2.31948284557642" calcext:value-type="float">
            <text:p>2,3195</text:p>
          </table:table-cell>
          <table:table-cell office:value-type="float" office:value="0.139668236" calcext:value-type="float">
            <text:p>0,1397</text:p>
          </table:table-cell>
          <table:table-cell table:formula="of:=[.$K$5] / [.K7]" office:value-type="float" office:value="2.04875298919076" calcext:value-type="float">
            <text:p>2,0488</text:p>
          </table:table-cell>
          <table:table-cell office:value-type="float" office:value="0.866614016" calcext:value-type="float">
            <text:p>0,8666</text:p>
          </table:table-cell>
          <table:table-cell table:formula="of:=[.$M$5] / [.M7]" office:value-type="float" office:value="2.13948799438757" calcext:value-type="float">
            <text:p>2,1395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46" office:value-type="float" office:value="0.302565806" calcext:value-type="float">
            <text:p>0,3026</text:p>
          </table:table-cell>
          <table:table-cell table:formula="of:=[.$C$5] /[.C8]" office:value-type="float" office:value="2.75496711945037" calcext:value-type="float">
            <text:p>2,7550</text:p>
          </table:table-cell>
          <table:table-cell table:style-name="ce54" office:value-type="float" office:value="1.539404739" calcext:value-type="float">
            <text:p>1,5394</text:p>
          </table:table-cell>
          <table:table-cell table:formula="of:=[.$E$5] /[.E8]" office:value-type="float" office:value="2.6658434958865" calcext:value-type="float">
            <text:p>2,6658</text:p>
          </table:table-cell>
          <table:table-cell table:style-name="ce46" office:value-type="float" office:value="0.171756265" calcext:value-type="float">
            <text:p>0,1718</text:p>
          </table:table-cell>
          <table:table-cell table:formula="of:=[.$G$5] /[.G8]" office:value-type="float" office:value="3.0677607189467" calcext:value-type="float">
            <text:p>3,0678</text:p>
          </table:table-cell>
          <table:table-cell table:style-name="ce54" office:value-type="float" office:value="0.690301412" calcext:value-type="float">
            <text:p>0,6903</text:p>
          </table:table-cell>
          <table:table-cell table:formula="of:=[.$I$5] / [.I8]" office:value-type="float" office:value="3.94589200260828" calcext:value-type="float">
            <text:p>3,9459</text:p>
          </table:table-cell>
          <table:table-cell table:style-name="ce46" office:value-type="float" office:value="0.086843793" calcext:value-type="float">
            <text:p>0,0868</text:p>
          </table:table-cell>
          <table:table-cell table:formula="of:=[.$K$5] / [.K8]" office:value-type="float" office:value="3.29494723934962" calcext:value-type="float">
            <text:p>3,2949</text:p>
          </table:table-cell>
          <table:table-cell table:style-name="ce54" office:value-type="float" office:value="0.523921649" calcext:value-type="float">
            <text:p>0,5239</text:p>
          </table:table-cell>
          <table:table-cell table:formula="of:=[.$M$5] / [.M8]" office:value-type="float" office:value="3.53890755714887" calcext:value-type="float">
            <text:p>3,5389</text:p>
          </table:table-cell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0.224210418" calcext:value-type="float">
            <text:p>0,2242</text:p>
          </table:table-cell>
          <table:table-cell table:formula="of:=[.$C$5] /[.C9]" office:value-type="float" office:value="3.71775252209734" calcext:value-type="float">
            <text:p>3,7178</text:p>
          </table:table-cell>
          <table:table-cell office:value-type="float" office:value="1.2946609" calcext:value-type="float">
            <text:p>1,2947</text:p>
          </table:table-cell>
          <table:table-cell table:formula="of:=[.$E$5] /[.E9]" office:value-type="float" office:value="3.16979690280289" calcext:value-type="float">
            <text:p>3,1698</text:p>
          </table:table-cell>
          <table:table-cell office:value-type="float" office:value="0.119332477" calcext:value-type="float">
            <text:p>0,1193</text:p>
          </table:table-cell>
          <table:table-cell table:formula="of:=[.$G$5] /[.G9]" office:value-type="float" office:value="4.4154545036386" calcext:value-type="float">
            <text:p>4,4155</text:p>
          </table:table-cell>
          <table:table-cell office:value-type="float" office:value="0.547982163" calcext:value-type="float">
            <text:p>0,5480</text:p>
          </table:table-cell>
          <table:table-cell table:formula="of:=[.$I$5] / [.I9]" office:value-type="float" office:value="4.97069978717537" calcext:value-type="float">
            <text:p>4,9707</text:p>
          </table:table-cell>
          <table:table-cell office:value-type="float" office:value="0.048343159" calcext:value-type="float">
            <text:p>0,0483</text:p>
          </table:table-cell>
          <table:table-cell table:formula="of:=[.$K$5] / [.K9]" office:value-type="float" office:value="5.91905291087825" calcext:value-type="float">
            <text:p>5,9191</text:p>
          </table:table-cell>
          <table:table-cell office:value-type="float" office:value="0.441195635" calcext:value-type="float">
            <text:p>0,4412</text:p>
          </table:table-cell>
          <table:table-cell table:formula="of:=[.$M$5] / [.M9]" office:value-type="float" office:value="4.20246742241682" calcext:value-type="float">
            <text:p>4,202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46" office:value-type="float" office:value="0.18023698" calcext:value-type="float">
            <text:p>0,1802</text:p>
          </table:table-cell>
          <table:table-cell table:formula="of:=[.$C$5] /[.C10]" office:value-type="float" office:value="4.62479368551337" calcext:value-type="float">
            <text:p>4,6248</text:p>
          </table:table-cell>
          <table:table-cell table:style-name="ce54" office:value-type="float" office:value="0.928676683" calcext:value-type="float">
            <text:p>0,9287</text:p>
          </table:table-cell>
          <table:table-cell table:formula="of:=[.$E$5] /[.E10]" office:value-type="float" office:value="4.41898906920225" calcext:value-type="float">
            <text:p>4,4190</text:p>
          </table:table-cell>
          <table:table-cell table:style-name="ce46" office:value-type="float" office:value="0.072358646" calcext:value-type="float">
            <text:p>0,0724</text:p>
          </table:table-cell>
          <table:table-cell table:formula="of:=[.$G$5] /[.G10]" office:value-type="float" office:value="7.28188201586857" calcext:value-type="float">
            <text:p>7,2819</text:p>
          </table:table-cell>
          <table:table-cell table:style-name="ce54" office:value-type="float" office:value="0.442320848" calcext:value-type="float">
            <text:p>0,4423</text:p>
          </table:table-cell>
          <table:table-cell table:formula="of:=[.$I$5] / [.I10]" office:value-type="float" office:value="6.15809730270729" calcext:value-type="float">
            <text:p>6,1581</text:p>
          </table:table-cell>
          <table:table-cell table:style-name="ce46" office:value-type="float" office:value="0.1288426" calcext:value-type="float">
            <text:p>0,1288</text:p>
          </table:table-cell>
          <table:table-cell table:formula="of:=[.$K$5] / [.K10]" office:value-type="float" office:value="2.22089367957492" calcext:value-type="float">
            <text:p>2,2209</text:p>
          </table:table-cell>
          <table:table-cell table:style-name="ce54" office:value-type="float" office:value="0.624566751" calcext:value-type="float">
            <text:p>0,6246</text:p>
          </table:table-cell>
          <table:table-cell table:formula="of:=[.$M$5] / [.M10]" office:value-type="float" office:value="2.96863430535065" calcext:value-type="float">
            <text:p>2,9686</text:p>
          </table:table-cell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office:value-type="float" office:value="0.14978822" calcext:value-type="float">
            <text:p>0,1498</text:p>
          </table:table-cell>
          <table:table-cell table:formula="of:=[.$C$5] /[.C11]" office:value-type="float" office:value="5.56491589926097" calcext:value-type="float">
            <text:p>5,5649</text:p>
          </table:table-cell>
          <table:table-cell office:value-type="float" office:value="0.805534591" calcext:value-type="float">
            <text:p>0,8055</text:p>
          </table:table-cell>
          <table:table-cell table:formula="of:=[.$E$5] /[.E11]" office:value-type="float" office:value="5.09452003284611" calcext:value-type="float">
            <text:p>5,0945</text:p>
          </table:table-cell>
          <table:table-cell office:value-type="float" office:value="0.051400075" calcext:value-type="float">
            <text:p>0,0514</text:p>
          </table:table-cell>
          <table:table-cell table:formula="of:=[.$G$5] /[.G11]" office:value-type="float" office:value="10.251096384587" calcext:value-type="float">
            <text:p>10,2511</text:p>
          </table:table-cell>
          <table:table-cell office:value-type="float" office:value="0.372967217" calcext:value-type="float">
            <text:p>0,3730</text:p>
          </table:table-cell>
          <table:table-cell table:formula="of:=[.$I$5] / [.I11]" office:value-type="float" office:value="7.30320172080969" calcext:value-type="float">
            <text:p>7,3032</text:p>
          </table:table-cell>
          <table:table-cell office:value-type="float" office:value="0.110204783" calcext:value-type="float">
            <text:p>0,1102</text:p>
          </table:table-cell>
          <table:table-cell table:formula="of:=[.$K$5] / [.K11]" office:value-type="float" office:value="2.59649089822172" calcext:value-type="float">
            <text:p>2,5965</text:p>
          </table:table-cell>
          <table:table-cell office:value-type="float" office:value="0.472807589" calcext:value-type="float">
            <text:p>0,4728</text:p>
          </table:table-cell>
          <table:table-cell table:formula="of:=[.$M$5] / [.M11]" office:value-type="float" office:value="3.92149010746949" calcext:value-type="float">
            <text:p>3,9215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46" office:value-type="float" office:value="0.257274033" calcext:value-type="float">
            <text:p>0,2573</text:p>
          </table:table-cell>
          <table:table-cell table:formula="of:=[.$C$5] /[.C12]" office:value-type="float" office:value="3.23996494041822" calcext:value-type="float">
            <text:p>3,2400</text:p>
          </table:table-cell>
          <table:table-cell table:style-name="ce54" office:value-type="float" office:value="1.262339279" calcext:value-type="float">
            <text:p>1,2623</text:p>
          </table:table-cell>
          <table:table-cell table:formula="of:=[.$E$5] /[.E12]" office:value-type="float" office:value="3.2509581055348" calcext:value-type="float">
            <text:p>3,2510</text:p>
          </table:table-cell>
          <table:table-cell table:style-name="ce46" office:value-type="float" office:value="0.044483871" calcext:value-type="float">
            <text:p>0,0445</text:p>
          </table:table-cell>
          <table:table-cell table:formula="of:=[.$G$5] /[.G12]" office:value-type="float" office:value="11.8449026839413" calcext:value-type="float">
            <text:p>11,8449</text:p>
          </table:table-cell>
          <table:table-cell table:style-name="ce54" office:value-type="float" office:value="0.31836778" calcext:value-type="float">
            <text:p>0,3184</text:p>
          </table:table-cell>
          <table:table-cell table:formula="of:=[.$I$5] / [.I12]" office:value-type="float" office:value="8.55568619726531" calcext:value-type="float">
            <text:p>8,5557</text:p>
          </table:table-cell>
          <table:table-cell table:style-name="ce46" office:value-type="float" office:value="0.06852905" calcext:value-type="float">
            <text:p>0,0685</text:p>
          </table:table-cell>
          <table:table-cell table:formula="of:=[.$K$5] / [.K12]" office:value-type="float" office:value="4.17553892838147" calcext:value-type="float">
            <text:p>4,1755</text:p>
          </table:table-cell>
          <table:table-cell table:style-name="ce54" office:value-type="float" office:value="0.426130507" calcext:value-type="float">
            <text:p>0,4261</text:p>
          </table:table-cell>
          <table:table-cell table:formula="of:=[.$M$5] / [.M12]" office:value-type="float" office:value="4.35103859625802" calcext:value-type="float">
            <text:p>4,3510</text:p>
          </table:table-cell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0.224605742" calcext:value-type="float">
            <text:p>0,2246</text:p>
          </table:table-cell>
          <table:table-cell table:formula="of:=[.$C$5] /[.C13]" office:value-type="float" office:value="3.7112089814694" calcext:value-type="float">
            <text:p>3,7112</text:p>
          </table:table-cell>
          <table:table-cell office:value-type="float" office:value="1.131771075" calcext:value-type="float">
            <text:p>1,1318</text:p>
          </table:table-cell>
          <table:table-cell table:formula="of:=[.$E$5] /[.E13]" office:value-type="float" office:value="3.62600900628248" calcext:value-type="float">
            <text:p>3,6260</text:p>
          </table:table-cell>
          <table:table-cell office:value-type="float" office:value="0.044280606" calcext:value-type="float">
            <text:p>0,0443</text:p>
          </table:table-cell>
          <table:table-cell table:formula="of:=[.$G$5] /[.G13]" office:value-type="float" office:value="11.8992753396374" calcext:value-type="float">
            <text:p>11,8993</text:p>
          </table:table-cell>
          <table:table-cell office:value-type="float" office:value="0.262517904" calcext:value-type="float">
            <text:p>0,2625</text:p>
          </table:table-cell>
          <table:table-cell table:formula="of:=[.$I$5] / [.I13]" office:value-type="float" office:value="10.3758820998358" calcext:value-type="float">
            <text:p>10,3759</text:p>
          </table:table-cell>
          <table:table-cell office:value-type="float" office:value="0.140048052" calcext:value-type="float">
            <text:p>0,1400</text:p>
          </table:table-cell>
          <table:table-cell table:formula="of:=[.$K$5] / [.K13]" office:value-type="float" office:value="2.04319668794822" calcext:value-type="float">
            <text:p>2,0432</text:p>
          </table:table-cell>
          <table:table-cell office:value-type="float" office:value="0.548065804" calcext:value-type="float">
            <text:p>0,5481</text:p>
          </table:table-cell>
          <table:table-cell table:formula="of:=[.$M$5] / [.M13]" office:value-type="float" office:value="3.38300669275108" calcext:value-type="float">
            <text:p>3,383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46" office:value-type="float" office:value="0.201837217" calcext:value-type="float">
            <text:p>0,2018</text:p>
          </table:table-cell>
          <table:table-cell table:formula="of:=[.$C$5] /[.C14]" office:value-type="float" office:value="4.12985701740031" calcext:value-type="float">
            <text:p>4,1299</text:p>
          </table:table-cell>
          <table:table-cell table:style-name="ce54" office:value-type="float" office:value="1.004298164" calcext:value-type="float">
            <text:p>1,0043</text:p>
          </table:table-cell>
          <table:table-cell table:formula="of:=[.$E$5] /[.E14]" office:value-type="float" office:value="4.08624874375455" calcext:value-type="float">
            <text:p>4,0862</text:p>
          </table:table-cell>
          <table:table-cell table:style-name="ce46" office:value-type="float" office:value="0.045385205" calcext:value-type="float">
            <text:p>0,0454</text:p>
          </table:table-cell>
          <table:table-cell table:formula="of:=[.$G$5] /[.G14]" office:value-type="float" office:value="11.609667137121" calcext:value-type="float">
            <text:p>11,6097</text:p>
          </table:table-cell>
          <table:table-cell table:style-name="ce54" office:value-type="float" office:value="0.207850842" calcext:value-type="float">
            <text:p>0,2079</text:p>
          </table:table-cell>
          <table:table-cell table:formula="of:=[.$I$5] / [.I14]" office:value-type="float" office:value="13.1048534361963" calcext:value-type="float">
            <text:p>13,1049</text:p>
          </table:table-cell>
          <table:table-cell table:style-name="ce46" office:value-type="float" office:value="0.484058729" calcext:value-type="float">
            <text:p>0,4841</text:p>
          </table:table-cell>
          <table:table-cell table:formula="of:=[.$K$5] / [.K14]" office:value-type="float" office:value="0.591138427750572" calcext:value-type="float">
            <text:p>0,5911</text:p>
          </table:table-cell>
          <table:table-cell table:style-name="ce54" office:value-type="float" office:value="1.722954681" calcext:value-type="float">
            <text:p>1,7230</text:p>
          </table:table-cell>
          <table:table-cell table:formula="of:=[.$M$5] / [.M14]" office:value-type="float" office:value="1.07612249088518" calcext:value-type="float">
            <text:p>1,0761</text:p>
          </table:table-cell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0.18424519" calcext:value-type="float">
            <text:p>0,1842</text:p>
          </table:table-cell>
          <table:table-cell table:formula="of:=[.$C$5] /[.C15]" office:value-type="float" office:value="4.52418240606444" calcext:value-type="float">
            <text:p>4,5242</text:p>
          </table:table-cell>
          <table:table-cell office:value-type="float" office:value="0.934622682" calcext:value-type="float">
            <text:p>0,9346</text:p>
          </table:table-cell>
          <table:table-cell table:formula="of:=[.$E$5] /[.E15]" office:value-type="float" office:value="4.39087579408863" calcext:value-type="float">
            <text:p>4,3909</text:p>
          </table:table-cell>
          <table:table-cell office:value-type="float" office:value="0.046065043" calcext:value-type="float">
            <text:p>0,0461</text:p>
          </table:table-cell>
          <table:table-cell table:formula="of:=[.$G$5] /[.G15]" office:value-type="float" office:value="11.4383291251894" calcext:value-type="float">
            <text:p>11,4383</text:p>
          </table:table-cell>
          <table:table-cell office:value-type="float" office:value="0.169446851" calcext:value-type="float">
            <text:p>0,1694</text:p>
          </table:table-cell>
          <table:table-cell table:formula="of:=[.$I$5] / [.I15]" office:value-type="float" office:value="16.0749804727855" calcext:value-type="float">
            <text:p>16,0750</text:p>
          </table:table-cell>
          <table:table-cell office:value-type="float" office:value="0.443805606" calcext:value-type="float">
            <text:p>0,4438</text:p>
          </table:table-cell>
          <table:table-cell table:formula="of:=[.$K$5] / [.K15]" office:value-type="float" office:value="0.644754622590324" calcext:value-type="float">
            <text:p>0,6448</text:p>
          </table:table-cell>
          <table:table-cell office:value-type="float" office:value="1.621527686" calcext:value-type="float">
            <text:p>1,6215</text:p>
          </table:table-cell>
          <table:table-cell table:formula="of:=[.$M$5] / [.M15]" office:value-type="float" office:value="1.14343424352731" calcext:value-type="float">
            <text:p>1,1434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46" office:value-type="float" office:value="0.168680597" calcext:value-type="float">
            <text:p>0,1687</text:p>
          </table:table-cell>
          <table:table-cell table:formula="of:=[.$C$5] /[.C16]" office:value-type="float" office:value="4.94164036542982" calcext:value-type="float">
            <text:p>4,9416</text:p>
          </table:table-cell>
          <table:table-cell table:style-name="ce54" office:value-type="float" office:value="0.83222663" calcext:value-type="float">
            <text:p>0,8322</text:p>
          </table:table-cell>
          <table:table-cell table:formula="of:=[.$E$5] /[.E16]" office:value-type="float" office:value="4.93112328188777" calcext:value-type="float">
            <text:p>4,9311</text:p>
          </table:table-cell>
          <table:table-cell table:style-name="ce46" office:value-type="float" office:value="0.048253415" calcext:value-type="float">
            <text:p>0,0483</text:p>
          </table:table-cell>
          <table:table-cell table:formula="of:=[.$G$5] /[.G16]" office:value-type="float" office:value="10.9195820233656" calcext:value-type="float">
            <text:p>10,9196</text:p>
          </table:table-cell>
          <table:table-cell table:style-name="ce54" office:value-type="float" office:value="0.144229608" calcext:value-type="float">
            <text:p>0,1442</text:p>
          </table:table-cell>
          <table:table-cell table:formula="of:=[.$I$5] / [.I16]" office:value-type="float" office:value="18.8855454769037" calcext:value-type="float">
            <text:p>18,8855</text:p>
          </table:table-cell>
          <table:table-cell table:style-name="ce46" office:value-type="float" office:value="0.451940744" calcext:value-type="float">
            <text:p>0,4519</text:p>
          </table:table-cell>
          <table:table-cell table:formula="of:=[.$K$5] / [.K16]" office:value-type="float" office:value="0.633148747482701" calcext:value-type="float">
            <text:p>0,6331</text:p>
          </table:table-cell>
          <table:table-cell table:style-name="ce54" office:value-type="float" office:value="1.764789568" calcext:value-type="float">
            <text:p>1,7648</text:p>
          </table:table-cell>
          <table:table-cell table:formula="of:=[.$M$5] / [.M16]" office:value-type="float" office:value="1.05061267168597" calcext:value-type="float">
            <text:p>1,0506</text:p>
          </table:table-cell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office:value-type="float" office:value="0.158197387" calcext:value-type="float">
            <text:p>0,1582</text:p>
          </table:table-cell>
          <table:table-cell table:formula="of:=[.$C$5] /[.C17]" office:value-type="float" office:value="5.26910629061149" calcext:value-type="float">
            <text:p>5,2691</text:p>
          </table:table-cell>
          <table:table-cell office:value-type="float" office:value="0.795240061" calcext:value-type="float">
            <text:p>0,7952</text:p>
          </table:table-cell>
          <table:table-cell table:formula="of:=[.$E$5] /[.E17]" office:value-type="float" office:value="5.16046953902138" calcext:value-type="float">
            <text:p>5,1605</text:p>
          </table:table-cell>
          <table:table-cell office:value-type="float" office:value="0.049492759" calcext:value-type="float">
            <text:p>0,0495</text:p>
          </table:table-cell>
          <table:table-cell table:formula="of:=[.$G$5] /[.G17]" office:value-type="float" office:value="10.6461456917364" calcext:value-type="float">
            <text:p>10,6461</text:p>
          </table:table-cell>
          <table:table-cell office:value-type="float" office:value="0.133433852" calcext:value-type="float">
            <text:p>0,1334</text:p>
          </table:table-cell>
          <table:table-cell table:formula="of:=[.$I$5] / [.I17]" office:value-type="float" office:value="20.4135216076952" calcext:value-type="float">
            <text:p>20,4135</text:p>
          </table:table-cell>
          <table:table-cell office:value-type="float" office:value="0.573684514" calcext:value-type="float">
            <text:p>0,5737</text:p>
          </table:table-cell>
          <table:table-cell table:formula="of:=[.$K$5] / [.K17]" office:value-type="float" office:value="0.498785846605579" calcext:value-type="float">
            <text:p>0,4988</text:p>
          </table:table-cell>
          <table:table-cell office:value-type="float" office:value="1.669865472" calcext:value-type="float">
            <text:p>1,6699</text:p>
          </table:table-cell>
          <table:table-cell table:formula="of:=[.$M$5] / [.M17]" office:value-type="float" office:value="1.11033512225349" calcext:value-type="float">
            <text:p>1,1103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47" office:value-type="float" office:value="0.150721308" calcext:value-type="float">
            <text:p>0,1507</text:p>
          </table:table-cell>
          <table:table-cell table:formula="of:=[.$C$5] /[.C18]" office:value-type="float" office:value="5.53046452463112" calcext:value-type="float">
            <text:p>5,5305</text:p>
          </table:table-cell>
          <table:table-cell table:style-name="ce57" office:value-type="float" office:value="0.699609514" calcext:value-type="float">
            <text:p>0,6996</text:p>
          </table:table-cell>
          <table:table-cell table:formula="of:=[.$E$5] /[.E18]" office:value-type="float" office:value="5.86586092509885" calcext:value-type="float">
            <text:p>5,8659</text:p>
          </table:table-cell>
          <table:table-cell table:style-name="ce47" office:value-type="float" office:value="0.051204947" calcext:value-type="float">
            <text:p>0,0512</text:p>
          </table:table-cell>
          <table:table-cell table:formula="of:=[.$G$5] /[.G18]" office:value-type="float" office:value="10.2901604995314" calcext:value-type="float">
            <text:p>10,2902</text:p>
          </table:table-cell>
          <table:table-cell table:style-name="ce57" office:value-type="float" office:value="0.129627324" calcext:value-type="float">
            <text:p>0,1296</text:p>
          </table:table-cell>
          <table:table-cell table:formula="of:=[.$I$5] / [.I18]" office:value-type="float" office:value="21.0129680760825" calcext:value-type="float">
            <text:p>21,0130</text:p>
          </table:table-cell>
          <table:table-cell table:style-name="ce47" office:value-type="float" office:value="0.537585749" calcext:value-type="float">
            <text:p>0,5376</text:p>
          </table:table-cell>
          <table:table-cell table:formula="of:=[.$K$5] / [.K18]" office:value-type="float" office:value="0.53227920667964" calcext:value-type="float">
            <text:p>0,5323</text:p>
          </table:table-cell>
          <table:table-cell table:style-name="ce57" office:value-type="float" office:value="1.923119258" calcext:value-type="float">
            <text:p>1,9231</text:p>
          </table:table-cell>
          <table:table-cell table:formula="of:=[.$M$5] / [.M18]" office:value-type="float" office:value="0.964116122953411" calcext:value-type="float">
            <text:p>0,9641</text:p>
          </table:table-cell>
        </table:table-row>
        <table:table-row table:style-name="ro2">
          <table:table-cell/>
          <table:table-cell table:style-name="ce6" office:value-type="float" office:value="14" calcext:value-type="float">
            <text:p>14</text:p>
          </table:table-cell>
          <table:table-cell table:style-name="ce48" office:value-type="float" office:value="0.142712602" calcext:value-type="float">
            <text:p>0,1427</text:p>
          </table:table-cell>
          <table:table-cell table:formula="of:=[.$C$5] /[.C19]" office:value-type="float" office:value="5.84082159051378" calcext:value-type="float">
            <text:p>5,8408</text:p>
          </table:table-cell>
          <table:table-cell office:value-type="float" office:value="0.665523089" calcext:value-type="float">
            <text:p>0,6655</text:p>
          </table:table-cell>
          <table:table-cell table:formula="of:=[.$E$5] /[.E19]" office:value-type="float" office:value="6.16629562344155" calcext:value-type="float">
            <text:p>6,1663</text:p>
          </table:table-cell>
          <table:table-cell office:value-type="float" office:value="0.053686819" calcext:value-type="float">
            <text:p>0,0537</text:p>
          </table:table-cell>
          <table:table-cell table:formula="of:=[.$G$5] /[.G19]" office:value-type="float" office:value="9.81445972800139" calcext:value-type="float">
            <text:p>9,8145</text:p>
          </table:table-cell>
          <table:table-cell office:value-type="float" office:value="0.131012473" calcext:value-type="float">
            <text:p>0,1310</text:p>
          </table:table-cell>
          <table:table-cell table:formula="of:=[.$I$5] / [.I19]" office:value-type="float" office:value="20.7908053227879" calcext:value-type="float">
            <text:p>20,7908</text:p>
          </table:table-cell>
          <table:table-cell office:value-type="float" office:value="0.645081143" calcext:value-type="float">
            <text:p>0,6451</text:p>
          </table:table-cell>
          <table:table-cell table:formula="of:=[.$K$5] / [.K19]" office:value-type="float" office:value="0.44358096513139" calcext:value-type="float">
            <text:p>0,4436</text:p>
          </table:table-cell>
          <table:table-cell office:value-type="float" office:value="1.890270945" calcext:value-type="float">
            <text:p>1,8903</text:p>
          </table:table-cell>
          <table:table-cell table:formula="of:=[.$M$5] / [.M19]" office:value-type="float" office:value="0.980870117008543" calcext:value-type="float">
            <text:p>0,9809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style-name="ce47" office:value-type="float" office:value="0.137798357" calcext:value-type="float">
            <text:p>0,1378</text:p>
          </table:table-cell>
          <table:table-cell table:formula="of:=[.$C$5] /[.C20]" office:value-type="float" office:value="6.04912036070212" calcext:value-type="float">
            <text:p>6,0491</text:p>
          </table:table-cell>
          <table:table-cell table:style-name="ce57" office:value-type="float" office:value="0.612368043" calcext:value-type="float">
            <text:p>0,6124</text:p>
          </table:table-cell>
          <table:table-cell table:formula="of:=[.$E$5] /[.E20]" office:value-type="float" office:value="6.70154518660929" calcext:value-type="float">
            <text:p>6,7015</text:p>
          </table:table-cell>
          <table:table-cell table:style-name="ce47" office:value-type="float" office:value="0.041925773" calcext:value-type="float">
            <text:p>0,0419</text:p>
          </table:table-cell>
          <table:table-cell table:formula="of:=[.$G$5] /[.G20]" office:value-type="float" office:value="12.5676185624532" calcext:value-type="float">
            <text:p>12,5676</text:p>
          </table:table-cell>
          <table:table-cell table:style-name="ce57" office:value-type="float" office:value="0.133453072" calcext:value-type="float">
            <text:p>0,1335</text:p>
          </table:table-cell>
          <table:table-cell table:formula="of:=[.$I$5] / [.I20]" office:value-type="float" office:value="20.4105816387651" calcext:value-type="float">
            <text:p>20,4106</text:p>
          </table:table-cell>
          <table:table-cell table:style-name="ce47" office:value-type="float" office:value="0.623420207" calcext:value-type="float">
            <text:p>0,6234</text:p>
          </table:table-cell>
          <table:table-cell table:formula="of:=[.$K$5] / [.K20]" office:value-type="float" office:value="0.458993328716405" calcext:value-type="float">
            <text:p>0,4590</text:p>
          </table:table-cell>
          <table:table-cell table:style-name="ce57" office:value-type="float" office:value="1.958892761" calcext:value-type="float">
            <text:p>1,9589</text:p>
          </table:table-cell>
          <table:table-cell table:formula="of:=[.$M$5] / [.M20]" office:value-type="float" office:value="0.94650933420852" calcext:value-type="float">
            <text:p>0,9465</text:p>
          </table:table-cell>
        </table:table-row>
        <table:table-row table:style-name="ro2">
          <table:table-cell/>
          <table:table-cell table:style-name="ce6" office:value-type="float" office:value="16" calcext:value-type="float">
            <text:p>16</text:p>
          </table:table-cell>
          <table:table-cell table:style-name="ce48" office:value-type="float" office:value="0.127131985" calcext:value-type="float">
            <text:p>0,1271</text:p>
          </table:table-cell>
          <table:table-cell table:formula="of:=[.$C$5] /[.C21]" office:value-type="float" office:value="6.55664148561827" calcext:value-type="float">
            <text:p>6,5566</text:p>
          </table:table-cell>
          <table:table-cell office:value-type="float" office:value="0.558881182" calcext:value-type="float">
            <text:p>0,5589</text:p>
          </table:table-cell>
          <table:table-cell table:formula="of:=[.$E$5] /[.E21]" office:value-type="float" office:value="7.34290622617528" calcext:value-type="float">
            <text:p>7,3429</text:p>
          </table:table-cell>
          <table:table-cell office:value-type="float" office:value="0.056417322" calcext:value-type="float">
            <text:p>0,0564</text:p>
          </table:table-cell>
          <table:table-cell table:formula="of:=[.$G$5] /[.G21]" office:value-type="float" office:value="9.33945647047905" calcext:value-type="float">
            <text:p>9,3395</text:p>
          </table:table-cell>
          <table:table-cell office:value-type="float" office:value="0.13648969" calcext:value-type="float">
            <text:p>0,1365</text:p>
          </table:table-cell>
          <table:table-cell table:formula="of:=[.$I$5] / [.I21]" office:value-type="float" office:value="19.9564877098043" calcext:value-type="float">
            <text:p>19,9565</text:p>
          </table:table-cell>
          <table:table-cell office:value-type="float" office:value="0.684893813" calcext:value-type="float">
            <text:p>0,6849</text:p>
          </table:table-cell>
          <table:table-cell table:formula="of:=[.$K$5] / [.K21]" office:value-type="float" office:value="0.417795737921201" calcext:value-type="float">
            <text:p>0,4178</text:p>
          </table:table-cell>
          <table:table-cell office:value-type="float" office:value="1.858305771" calcext:value-type="float">
            <text:p>1,8583</text:p>
          </table:table-cell>
          <table:table-cell table:formula="of:=[.$M$5] / [.M21]" office:value-type="float" office:value="0.997742304810396" calcext:value-type="float">
            <text:p>0,9977</text:p>
          </table:table-cell>
        </table:table-row>
        <table:table-row table:style-name="ro2">
          <table:table-cell/>
          <table:table-cell table:style-name="ce7" office:value-type="float" office:value="32" calcext:value-type="float">
            <text:p>32</text:p>
          </table:table-cell>
          <table:table-cell table:style-name="ce49" office:value-type="float" office:value="0.767975395" calcext:value-type="float">
            <text:p>0,7680</text:p>
          </table:table-cell>
          <table:table-cell table:formula="of:=[.$C$5] /[.C22]" office:value-type="float" office:value="1.08539785574771" calcext:value-type="float">
            <text:p>1,0854</text:p>
          </table:table-cell>
          <table:table-cell table:style-name="ce58" office:value-type="float" office:value="2.31932623" calcext:value-type="float">
            <text:p>2,3193</text:p>
          </table:table-cell>
          <table:table-cell table:formula="of:=[.$E$5] /[.E22]" office:value-type="float" office:value="1.76939839592984" calcext:value-type="float">
            <text:p>1,7694</text:p>
          </table:table-cell>
          <table:table-cell table:style-name="ce49" office:value-type="float" office:value="0.064257265" calcext:value-type="float">
            <text:p>0,0643</text:p>
          </table:table-cell>
          <table:table-cell table:formula="of:=[.$G$5] /[.G22]" office:value-type="float" office:value="8.19996187201556" calcext:value-type="float">
            <text:p>8,2000</text:p>
          </table:table-cell>
          <table:table-cell table:style-name="ce58" office:value-type="float" office:value="0.139346365" calcext:value-type="float">
            <text:p>0,1393</text:p>
          </table:table-cell>
          <table:table-cell table:formula="of:=[.$I$5] / [.I22]" office:value-type="float" office:value="19.5473690397306" calcext:value-type="float">
            <text:p>19,5474</text:p>
          </table:table-cell>
          <table:table-cell table:style-name="ce49" office:value-type="float" office:value="1.012610368" calcext:value-type="float">
            <text:p>1,0126</text:p>
          </table:table-cell>
          <table:table-cell table:formula="of:=[.$K$5] / [.K22]" office:value-type="float" office:value="0.282582249839259" calcext:value-type="float">
            <text:p>0,2826</text:p>
          </table:table-cell>
          <table:table-cell table:style-name="ce58" office:value-type="float" office:value="2.846580221" calcext:value-type="float">
            <text:p>2,8466</text:p>
          </table:table-cell>
          <table:table-cell table:formula="of:=[.$M$5] / [.M22]" office:value-type="float" office:value="0.651346576963376" calcext:value-type="float">
            <text:p>0,65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3" loext:min-decimal-places="13" number:min-integer-digits="1"/>
    </number:number-style>
    <number:number-style style:name="N105">
      <number:number number:decimal-places="12" loext:min-decimal-places="12" number:min-integer-digits="1"/>
    </number:number-style>
    <number:number-style style:name="N106">
      <number:number number:decimal-places="14" loext:min-decimal-places="14" number:min-integer-digits="1"/>
    </number:number-style>
    <number:number-style style:name="N107">
      <number:number number:decimal-places="15" loext:min-decimal-places="15" number:min-integer-digits="1"/>
    </number:number-style>
    <number:number-style style:name="N108">
      <number:number number:decimal-places="16" loext:min-decimal-places="16" number:min-integer-digits="1"/>
    </number:number-style>
    <number:number-style style:name="N109">
      <number:number number:decimal-places="17" loext:min-decimal-places="17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 number:title="User-defined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8" loext:min-decimal-places="18" number:min-integer-digits="1"/>
    </number:number-style>
    <number:number-style style:name="N120">
      <number:number number:decimal-places="19" loext:min-decimal-places="19" number:min-integer-digits="1"/>
    </number:number-style>
    <number:number-style style:name="N121">
      <number:number number:decimal-places="20" loext:min-decimal-places="20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21:40:53.4251237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20:38:58.183238172</meta:creation-date>
    <meta:generator>LibreOffice/6.4.6.2$Linux_X86_64 LibreOffice_project/40$Build-2</meta:generator>
    <dc:date>2021-04-24T23:29:18.718723022</dc:date>
    <meta:editing-duration>PT1H33M46S</meta:editing-duration>
    <meta:editing-cycles>8</meta:editing-cycles>
    <meta:document-statistic meta:table-count="1" meta:cell-count="25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7" number:title="User-defined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1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1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7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17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196cm" svg:height="11.36cm" xlink:href=".." xlink:type="simple" chart:class="chart:scatter" chart:style-name="ch1">
        <chart:legend chart:legend-position="top" svg:x="4.449cm" svg:y="0.185cm" style:legend-expansion="wide" chart:style-name="ch2"/>
        <chart:plot-area chart:style-name="ch3" table:cell-range-address="Sheet1.B6:Sheet1.B22 Sheet1.L6:Sheet1.L22 Sheet1.N6:Sheet1.N22 Sheet1.D6:Sheet1.D22 Sheet1.F6:Sheet1.F22 Sheet1.H6:Sheet1.H22 Sheet1.J6:Sheet1.J22" chart:data-source-has-labels="row" svg:x="0.656cm" svg:y="0.985cm" svg:width="19.178cm" svg:height="9.936cm">
          <chartooo:coordinate-region svg:x="1.584cm" svg:y="1.187cm" svg:width="18.058cm" svg:height="9.081cm"/>
          <chart:axis chart:dimension="x" chart:name="primary-x" chart:style-name="ch4">
            <chart:title svg:x="8.198cm" svg:y="10.81cm" chart:style-name="ch5">
              <text:p>Número de procesadores (p)</text:p>
            </chart:title>
          </chart:axis>
          <chart:axis chart:dimension="y" chart:name="primary-y" chart:style-name="ch6">
            <chart:title svg:x="0cm" svg:y="6.307cm" chart:style-name="ch7">
              <text:p>S(p)</text:p>
            </chart:title>
            <chart:grid chart:style-name="ch8" chart:class="major"/>
          </chart:axis>
          <chart:series chart:style-name="ch9" chart:values-cell-range-address="Sheet1.L6:Sheet1.L22" loext:label-string="&quot;PC - 7500&quot;" chart:class="chart:scatter">
            <chart:domain table:cell-range-address="Sheet1.B6:Sheet1.B22"/>
            <chart:data-point chart:repeated="17"/>
          </chart:series>
          <chart:series chart:style-name="ch10" chart:values-cell-range-address="Sheet1.N6:Sheet1.N22" loext:label-string="&quot;PC - 15000&quot;" chart:class="chart:scatter">
            <chart:data-point chart:repeated="17"/>
          </chart:series>
          <chart:series chart:style-name="ch11" chart:values-cell-range-address="Sheet1.D6:Sheet1.D22" loext:label-string="&quot;Cola AC - 7500&quot;" chart:class="chart:scatter">
            <chart:data-point chart:repeated="17"/>
          </chart:series>
          <chart:series chart:style-name="ch12" chart:values-cell-range-address="Sheet1.F6:Sheet1.F22" loext:label-string="&quot;Cola AC - 15000&quot;" chart:class="chart:scatter">
            <chart:data-point chart:repeated="17"/>
          </chart:series>
          <chart:series chart:style-name="ch13" chart:values-cell-range-address="Sheet1.H6:Sheet1.H22" loext:label-string="&quot;Cola AC4 -7500&quot;" chart:class="chart:scatter">
            <chart:data-point chart:repeated="17"/>
          </chart:series>
          <chart:series chart:style-name="ch14" chart:values-cell-range-address="Sheet1.J6:Sheet1.J22" loext:label-string="&quot;Cola AC4 - 15000&quot;" chart:class="chart:scatter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C - 7500</text:p>
              </table:table-cell>
              <table:table-cell office:value-type="string">
                <text:p>PC - 15000</text:p>
              </table:table-cell>
              <table:table-cell office:value-type="string">
                <text:p>Cola AC - 7500</text:p>
              </table:table-cell>
              <table:table-cell office:value-type="string">
                <text:p>Cola AC - 15000</text:p>
              </table:table-cell>
              <table:table-cell office:value-type="string">
                <text:p>Cola AC4 -7500</text:p>
              </table:table-cell>
              <table:table-cell office:value-type="string">
                <text:p>Cola AC4 - 15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6:Sheet1.B22</svg:desc>
                </draw:g>
              </table:table-cell>
              <table:table-cell office:value-type="float" office:value="1.08224097848908">
                <text:p>1.08224097848908</text:p>
                <draw:g>
                  <svg:desc>Sheet1.L6:Sheet1.L22</svg:desc>
                </draw:g>
              </table:table-cell>
              <table:table-cell office:value-type="float" office:value="1.01335751430741">
                <text:p>1.01335751430741</text:p>
                <draw:g>
                  <svg:desc>Sheet1.N6:Sheet1.N22</svg:desc>
                </draw:g>
              </table:table-cell>
              <table:table-cell office:value-type="float" office:value="0.981915579317876">
                <text:p>0.981915579317876</text:p>
                <draw:g>
                  <svg:desc>Sheet1.D6:Sheet1.D22</svg:desc>
                </draw:g>
              </table:table-cell>
              <table:table-cell office:value-type="float" office:value="0.993059140121475">
                <text:p>0.993059140121475</text:p>
                <draw:g>
                  <svg:desc>Sheet1.F6:Sheet1.F22</svg:desc>
                </draw:g>
              </table:table-cell>
              <table:table-cell office:value-type="float" office:value="1.39034535703875">
                <text:p>1.39034535703875</text:p>
                <draw:g>
                  <svg:desc>Sheet1.H6:Sheet1.H22</svg:desc>
                </draw:g>
              </table:table-cell>
              <table:table-cell office:value-type="float" office:value="0.995436686714413">
                <text:p>0.995436686714413</text:p>
                <draw:g>
                  <svg:desc>Sheet1.J6:Sheet1.J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04875298919076">
                <text:p>2.04875298919076</text:p>
              </table:table-cell>
              <table:table-cell office:value-type="float" office:value="2.13948799438757">
                <text:p>2.13948799438757</text:p>
              </table:table-cell>
              <table:table-cell office:value-type="float" office:value="1.86298587342676">
                <text:p>1.86298587342676</text:p>
              </table:table-cell>
              <table:table-cell office:value-type="float" office:value="1.83649060704998">
                <text:p>1.83649060704998</text:p>
              </table:table-cell>
              <table:table-cell office:value-type="float" office:value="2.04877455017651">
                <text:p>2.04877455017651</text:p>
              </table:table-cell>
              <table:table-cell office:value-type="float" office:value="2.31948284557642">
                <text:p>2.31948284557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29494723934962">
                <text:p>3.29494723934962</text:p>
              </table:table-cell>
              <table:table-cell office:value-type="float" office:value="3.53890755714887">
                <text:p>3.53890755714887</text:p>
              </table:table-cell>
              <table:table-cell office:value-type="float" office:value="2.75496711945037">
                <text:p>2.75496711945037</text:p>
              </table:table-cell>
              <table:table-cell office:value-type="float" office:value="2.6658434958865">
                <text:p>2.6658434958865</text:p>
              </table:table-cell>
              <table:table-cell office:value-type="float" office:value="3.0677607189467">
                <text:p>3.0677607189467</text:p>
              </table:table-cell>
              <table:table-cell office:value-type="float" office:value="3.94589200260828">
                <text:p>3.945892002608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91905291087825">
                <text:p>5.91905291087825</text:p>
              </table:table-cell>
              <table:table-cell office:value-type="float" office:value="4.20246742241682">
                <text:p>4.20246742241682</text:p>
              </table:table-cell>
              <table:table-cell office:value-type="float" office:value="3.71775252209734">
                <text:p>3.71775252209734</text:p>
              </table:table-cell>
              <table:table-cell office:value-type="float" office:value="3.16979690280289">
                <text:p>3.16979690280289</text:p>
              </table:table-cell>
              <table:table-cell office:value-type="float" office:value="4.4154545036386">
                <text:p>4.4154545036386</text:p>
              </table:table-cell>
              <table:table-cell office:value-type="float" office:value="4.97069978717537">
                <text:p>4.970699787175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22089367957492">
                <text:p>2.22089367957492</text:p>
              </table:table-cell>
              <table:table-cell office:value-type="float" office:value="2.96863430535065">
                <text:p>2.96863430535065</text:p>
              </table:table-cell>
              <table:table-cell office:value-type="float" office:value="4.62479368551337">
                <text:p>4.62479368551337</text:p>
              </table:table-cell>
              <table:table-cell office:value-type="float" office:value="4.41898906920225">
                <text:p>4.41898906920225</text:p>
              </table:table-cell>
              <table:table-cell office:value-type="float" office:value="7.28188201586857">
                <text:p>7.28188201586857</text:p>
              </table:table-cell>
              <table:table-cell office:value-type="float" office:value="6.15809730270729">
                <text:p>6.158097302707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59649089822172">
                <text:p>2.59649089822172</text:p>
              </table:table-cell>
              <table:table-cell office:value-type="float" office:value="3.92149010746949">
                <text:p>3.92149010746949</text:p>
              </table:table-cell>
              <table:table-cell office:value-type="float" office:value="5.56491589926097">
                <text:p>5.56491589926097</text:p>
              </table:table-cell>
              <table:table-cell office:value-type="float" office:value="5.09452003284611">
                <text:p>5.09452003284611</text:p>
              </table:table-cell>
              <table:table-cell office:value-type="float" office:value="10.251096384587">
                <text:p>10.251096384587</text:p>
              </table:table-cell>
              <table:table-cell office:value-type="float" office:value="7.30320172080969">
                <text:p>7.303201720809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17553892838147">
                <text:p>4.17553892838147</text:p>
              </table:table-cell>
              <table:table-cell office:value-type="float" office:value="4.35103859625802">
                <text:p>4.35103859625802</text:p>
              </table:table-cell>
              <table:table-cell office:value-type="float" office:value="3.23996494041822">
                <text:p>3.23996494041822</text:p>
              </table:table-cell>
              <table:table-cell office:value-type="float" office:value="3.2509581055348">
                <text:p>3.2509581055348</text:p>
              </table:table-cell>
              <table:table-cell office:value-type="float" office:value="11.8449026839413">
                <text:p>11.8449026839413</text:p>
              </table:table-cell>
              <table:table-cell office:value-type="float" office:value="8.55568619726531">
                <text:p>8.555686197265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04319668794822">
                <text:p>2.04319668794822</text:p>
              </table:table-cell>
              <table:table-cell office:value-type="float" office:value="3.38300669275108">
                <text:p>3.38300669275108</text:p>
              </table:table-cell>
              <table:table-cell office:value-type="float" office:value="3.7112089814694">
                <text:p>3.7112089814694</text:p>
              </table:table-cell>
              <table:table-cell office:value-type="float" office:value="3.62600900628248">
                <text:p>3.62600900628248</text:p>
              </table:table-cell>
              <table:table-cell office:value-type="float" office:value="11.8992753396374">
                <text:p>11.8992753396374</text:p>
              </table:table-cell>
              <table:table-cell office:value-type="float" office:value="10.3758820998358">
                <text:p>10.3758820998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91138427750572">
                <text:p>0.591138427750572</text:p>
              </table:table-cell>
              <table:table-cell office:value-type="float" office:value="1.07612249088518">
                <text:p>1.07612249088518</text:p>
              </table:table-cell>
              <table:table-cell office:value-type="float" office:value="4.12985701740031">
                <text:p>4.12985701740031</text:p>
              </table:table-cell>
              <table:table-cell office:value-type="float" office:value="4.08624874375455">
                <text:p>4.08624874375455</text:p>
              </table:table-cell>
              <table:table-cell office:value-type="float" office:value="11.609667137121">
                <text:p>11.609667137121</text:p>
              </table:table-cell>
              <table:table-cell office:value-type="float" office:value="13.1048534361963">
                <text:p>13.1048534361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44754622590324">
                <text:p>0.644754622590324</text:p>
              </table:table-cell>
              <table:table-cell office:value-type="float" office:value="1.14343424352731">
                <text:p>1.14343424352731</text:p>
              </table:table-cell>
              <table:table-cell office:value-type="float" office:value="4.52418240606444">
                <text:p>4.52418240606444</text:p>
              </table:table-cell>
              <table:table-cell office:value-type="float" office:value="4.39087579408863">
                <text:p>4.39087579408863</text:p>
              </table:table-cell>
              <table:table-cell office:value-type="float" office:value="11.4383291251894">
                <text:p>11.4383291251894</text:p>
              </table:table-cell>
              <table:table-cell office:value-type="float" office:value="16.0749804727855">
                <text:p>16.07498047278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33148747482701">
                <text:p>0.633148747482701</text:p>
              </table:table-cell>
              <table:table-cell office:value-type="float" office:value="1.05061267168597">
                <text:p>1.05061267168597</text:p>
              </table:table-cell>
              <table:table-cell office:value-type="float" office:value="4.94164036542982">
                <text:p>4.94164036542982</text:p>
              </table:table-cell>
              <table:table-cell office:value-type="float" office:value="4.93112328188777">
                <text:p>4.93112328188777</text:p>
              </table:table-cell>
              <table:table-cell office:value-type="float" office:value="10.9195820233656">
                <text:p>10.9195820233656</text:p>
              </table:table-cell>
              <table:table-cell office:value-type="float" office:value="18.8855454769037">
                <text:p>18.8855454769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98785846605579">
                <text:p>0.498785846605579</text:p>
              </table:table-cell>
              <table:table-cell office:value-type="float" office:value="1.11033512225349">
                <text:p>1.11033512225349</text:p>
              </table:table-cell>
              <table:table-cell office:value-type="float" office:value="5.26910629061149">
                <text:p>5.26910629061149</text:p>
              </table:table-cell>
              <table:table-cell office:value-type="float" office:value="5.16046953902138">
                <text:p>5.16046953902138</text:p>
              </table:table-cell>
              <table:table-cell office:value-type="float" office:value="10.6461456917364">
                <text:p>10.6461456917364</text:p>
              </table:table-cell>
              <table:table-cell office:value-type="float" office:value="20.4135216076952">
                <text:p>20.4135216076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3227920667964">
                <text:p>0.53227920667964</text:p>
              </table:table-cell>
              <table:table-cell office:value-type="float" office:value="0.964116122953411">
                <text:p>0.964116122953411</text:p>
              </table:table-cell>
              <table:table-cell office:value-type="float" office:value="5.53046452463112">
                <text:p>5.53046452463112</text:p>
              </table:table-cell>
              <table:table-cell office:value-type="float" office:value="5.86586092509885">
                <text:p>5.86586092509885</text:p>
              </table:table-cell>
              <table:table-cell office:value-type="float" office:value="10.2901604995314">
                <text:p>10.2901604995314</text:p>
              </table:table-cell>
              <table:table-cell office:value-type="float" office:value="21.0129680760825">
                <text:p>21.01296807608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4358096513139">
                <text:p>0.44358096513139</text:p>
              </table:table-cell>
              <table:table-cell office:value-type="float" office:value="0.980870117008543">
                <text:p>0.980870117008543</text:p>
              </table:table-cell>
              <table:table-cell office:value-type="float" office:value="5.84082159051378">
                <text:p>5.84082159051378</text:p>
              </table:table-cell>
              <table:table-cell office:value-type="float" office:value="6.16629562344155">
                <text:p>6.16629562344155</text:p>
              </table:table-cell>
              <table:table-cell office:value-type="float" office:value="9.81445972800139">
                <text:p>9.81445972800139</text:p>
              </table:table-cell>
              <table:table-cell office:value-type="float" office:value="20.7908053227879">
                <text:p>20.79080532278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58993328716405">
                <text:p>0.458993328716405</text:p>
              </table:table-cell>
              <table:table-cell office:value-type="float" office:value="0.94650933420852">
                <text:p>0.94650933420852</text:p>
              </table:table-cell>
              <table:table-cell office:value-type="float" office:value="6.04912036070212">
                <text:p>6.04912036070212</text:p>
              </table:table-cell>
              <table:table-cell office:value-type="float" office:value="6.70154518660929">
                <text:p>6.70154518660929</text:p>
              </table:table-cell>
              <table:table-cell office:value-type="float" office:value="12.5676185624532">
                <text:p>12.5676185624532</text:p>
              </table:table-cell>
              <table:table-cell office:value-type="float" office:value="20.4105816387651">
                <text:p>20.41058163876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17795737921201">
                <text:p>0.417795737921201</text:p>
              </table:table-cell>
              <table:table-cell office:value-type="float" office:value="0.997742304810396">
                <text:p>0.997742304810396</text:p>
              </table:table-cell>
              <table:table-cell office:value-type="float" office:value="6.55664148561827">
                <text:p>6.55664148561827</text:p>
              </table:table-cell>
              <table:table-cell office:value-type="float" office:value="7.34290622617528">
                <text:p>7.34290622617528</text:p>
              </table:table-cell>
              <table:table-cell office:value-type="float" office:value="9.33945647047905">
                <text:p>9.33945647047905</text:p>
              </table:table-cell>
              <table:table-cell office:value-type="float" office:value="19.9564877098043">
                <text:p>19.95648770980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0.282582249839259">
                <text:p>0.282582249839259</text:p>
              </table:table-cell>
              <table:table-cell office:value-type="float" office:value="0.651346576963376">
                <text:p>0.651346576963376</text:p>
              </table:table-cell>
              <table:table-cell office:value-type="float" office:value="1.08539785574771">
                <text:p>1.08539785574771</text:p>
              </table:table-cell>
              <table:table-cell office:value-type="float" office:value="1.76939839592984">
                <text:p>1.76939839592984</text:p>
              </table:table-cell>
              <table:table-cell office:value-type="float" office:value="8.19996187201556">
                <text:p>8.19996187201556</text:p>
              </table:table-cell>
              <table:table-cell office:value-type="float" office:value="19.5473690397306">
                <text:p>19.54736903973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